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ome</text:p>
          </table:table-cell>
          <table:table-cell office:value-type="float" office:value="1.59178529062871" calcext:value-type="float">
            <text:p>1.5917852906287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way</text:p>
          </table:table-cell>
          <table:table-cell office:value-type="float" office:value="2.3605812897366" calcext:value-type="float">
            <text:p>2.3605812897366</text:p>
          </table:table-cell>
          <table:table-cell/>
          <table:table-cell table:formula="of:=[.$B$1]^[.D3]*EXP(-[.$B$1])/FACT([.D3])" office:value-type="float" office:value="0.203561870039562" calcext:value-type="float">
            <text:p>0.203561870039562</text:p>
          </table:table-cell>
          <table:table-cell table:formula="of:=[.$B$1]^[.E3]*EXP(-[.$B$1])/FACT([.E3])" office:value-type="float" office:value="0.324026790461847" calcext:value-type="float">
            <text:p>0.324026790461847</text:p>
          </table:table-cell>
          <table:table-cell table:formula="of:=[.$B$1]^[.F3]*EXP(-[.$B$1])/FACT([.F3])" office:value-type="float" office:value="0.257890539413399" calcext:value-type="float">
            <text:p>0.257890539413399</text:p>
          </table:table-cell>
          <table:table-cell table:formula="of:=[.$B$1]^[.G3]*EXP(-[.$B$1])/FACT([.G3])" office:value-type="float" office:value="0.136835455743517" calcext:value-type="float">
            <text:p>0.136835455743517</text:p>
          </table:table-cell>
          <table:table-cell table:formula="of:=[.$B$1]^[.H3]*EXP(-[.$B$1])/FACT([.H3])" office:value-type="float" office:value="0.0544531664222516" calcext:value-type="float">
            <text:p>0.054453166422252</text:p>
          </table:table-cell>
          <table:table-cell table:formula="of:=[.$B$1]^[.I3]*EXP(-[.$B$1])/FACT([.I3])" office:value-type="float" office:value="0.0173355498678194" calcext:value-type="float">
            <text:p>0.01733554986782</text:p>
          </table:table-cell>
          <table:table-cell table:formula="of:=[.$B$1]^[.J3]*EXP(-[.$B$1])/FACT([.J3])" office:value-type="float" office:value="0.00459907888075923" calcext:value-type="float">
            <text:p>0.004599078880759</text:p>
          </table:table-cell>
          <table:table-cell table:formula="of:=[.$B$1]^[.K3]*EXP(-[.$B$1])/FACT([.K3])" office:value-type="float" office:value="0.00104582087326195" calcext:value-type="float">
            <text:p>0.001045820873262</text:p>
          </table:table-cell>
          <table:table-cell table:formula="of:=[.$B$1]^[.L3]*EXP(-[.$B$1])/FACT([.L3])" office:value-type="float" office:value="0.000208090285336356" calcext:value-type="float">
            <text:p>0.00020809028533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$B$2]^[.C4]*EXP(-[.$B$2])/FACT([.C4])" office:value-type="float" office:value="0.0943653536387309" calcext:value-type="float">
            <text:p>0.094365353638731</text:p>
          </table:table-cell>
          <table:table-cell office:value-type="float" office:value="0" calcext:value-type="float">
            <text:p>0</text:p>
          </table:table-cell>
          <table:table-cell table:style-name="ce1" table:formula="of:=[.D$2]*[.$B4]" office:value-type="float" office:value="0.0192091878536447" calcext:value-type="float">
            <text:p>0.019209187853645</text:p>
          </table:table-cell>
          <table:table-cell table:style-name="ce2" table:formula="of:=[.E$2]*[.$B4]" office:value-type="float" office:value="0.0305769026703552" calcext:value-type="float">
            <text:p>0.030576902670355</text:p>
          </table:table-cell>
          <table:table-cell table:style-name="ce2" table:formula="of:=[.F$2]*[.$B4]" office:value-type="float" office:value="0.0243359319518285" calcext:value-type="float">
            <text:p>0.024335931951829</text:p>
          </table:table-cell>
          <table:table-cell table:style-name="ce2" table:formula="of:=[.G$2]*[.$B4]" office:value-type="float" office:value="0.0129125261715539" calcext:value-type="float">
            <text:p>0.012912526171554</text:p>
          </table:table-cell>
          <table:table-cell table:style-name="ce2" table:formula="of:=[.H$2]*[.$B4]" office:value-type="float" office:value="0.00513849230618444" calcext:value-type="float">
            <text:p>0.005138492306184</text:p>
          </table:table-cell>
          <table:table-cell table:style-name="ce2" table:formula="of:=[.I$2]*[.$B4]" office:value-type="float" office:value="0.00163587529379863" calcext:value-type="float">
            <text:p>0.001635875293799</text:p>
          </table:table-cell>
          <table:table-cell table:style-name="ce2" table:formula="of:=[.J$2]*[.$B4]" office:value-type="float" office:value="0.000433993704995263" calcext:value-type="float">
            <text:p>0.000433993704995</text:p>
          </table:table-cell>
          <table:table-cell table:style-name="ce2" table:formula="of:=[.K$2]*[.$B4]" office:value-type="float" office:value="0.0000986892565481306" calcext:value-type="float">
            <text:p>9.86892565481306E-05</text:p>
          </table:table-cell>
          <table:table-cell table:style-name="ce2" table:formula="of:=[.L$2]*[.$B4]" office:value-type="float" office:value="0.0000196365133645496" calcext:value-type="float">
            <text:p>1.96365133645496E-05</text:p>
          </table:table-cell>
        </table:table-row>
        <table:table-row table:style-name="ro1">
          <table:table-cell/>
          <table:table-cell table:formula="of:=[.$B$2]^[.C5]*EXP(-[.$B$2])/FACT([.C5])" office:value-type="float" office:value="0.222757088198966" calcext:value-type="float">
            <text:p>0.222757088198966</text:p>
          </table:table-cell>
          <table:table-cell office:value-type="float" office:value="1" calcext:value-type="float">
            <text:p>1</text:p>
          </table:table-cell>
          <table:table-cell table:formula="of:=[.D$2]*[.$B5]" office:value-type="float" office:value="0.0453448494383492" calcext:value-type="float">
            <text:p>0.045344849438349</text:p>
          </table:table-cell>
          <table:table-cell table:style-name="ce1" table:formula="of:=[.E$2]*[.$B5]" office:value-type="float" office:value="0.0721792643417377" calcext:value-type="float">
            <text:p>0.072179264341738</text:p>
          </table:table-cell>
          <table:table-cell table:style-name="ce2" table:formula="of:=[.F$2]*[.$B5]" office:value-type="float" office:value="0.0574469456337896" calcext:value-type="float">
            <text:p>0.05744694563379</text:p>
          </table:table-cell>
          <table:table-cell table:style-name="ce2" table:formula="of:=[.G$2]*[.$B5]" office:value-type="float" office:value="0.0304810676838044" calcext:value-type="float">
            <text:p>0.030481067683804</text:p>
          </table:table-cell>
          <table:table-cell table:style-name="ce2" table:formula="of:=[.H$2]*[.$B5]" office:value-type="float" office:value="0.0121298287954345" calcext:value-type="float">
            <text:p>0.012129828795435</text:p>
          </table:table-cell>
          <table:table-cell table:style-name="ce2" table:formula="of:=[.I$2]*[.$B5]" office:value-type="float" office:value="0.00386161661088342" calcext:value-type="float">
            <text:p>0.003861616610883</text:p>
          </table:table-cell>
          <table:table-cell table:style-name="ce2" table:formula="of:=[.J$2]*[.$B5]" office:value-type="float" office:value="0.00102447741987529" calcext:value-type="float">
            <text:p>0.001024477419875</text:p>
          </table:table-cell>
          <table:table-cell table:style-name="ce2" table:formula="of:=[.K$2]*[.$B5]" office:value-type="float" office:value="0.000232964012505533" calcext:value-type="float">
            <text:p>0.000232964012506</text:p>
          </table:table-cell>
          <table:table-cell table:style-name="ce2" table:formula="of:=[.L$2]*[.$B5]" office:value-type="float" office:value="0.0000463535860440186" calcext:value-type="float">
            <text:p>4.63535860440186E-05</text:p>
          </table:table-cell>
        </table:table-row>
        <table:table-row table:style-name="ro1">
          <table:table-cell/>
          <table:table-cell table:formula="of:=[.$B$2]^[.C6]*EXP(-[.$B$2])/FACT([.C6])" office:value-type="float" office:value="0.262918107279343" calcext:value-type="float">
            <text:p>0.262918107279343</text:p>
          </table:table-cell>
          <table:table-cell office:value-type="float" office:value="2" calcext:value-type="float">
            <text:p>2</text:p>
          </table:table-cell>
          <table:table-cell table:formula="of:=[.D$2]*[.$B6]" office:value-type="float" office:value="0.0535201015850452" calcext:value-type="float">
            <text:p>0.053520101585045</text:p>
          </table:table-cell>
          <table:table-cell table:formula="of:=[.E$2]*[.$B6]" office:value-type="float" office:value="0.0851925104560291" calcext:value-type="float">
            <text:p>0.085192510456029</text:p>
          </table:table-cell>
          <table:table-cell table:style-name="ce1" table:formula="of:=[.F$2]*[.$B6]" office:value-type="float" office:value="0.0678040925078197" calcext:value-type="float">
            <text:p>0.06780409250782</text:p>
          </table:table-cell>
          <table:table-cell table:style-name="ce2" table:formula="of:=[.G$2]*[.$B6]" office:value-type="float" office:value="0.0359765190327919" calcext:value-type="float">
            <text:p>0.035976519032792</text:p>
          </table:table-cell>
          <table:table-cell table:style-name="ce2" table:formula="of:=[.H$2]*[.$B6]" office:value-type="float" office:value="0.0143167234511054" calcext:value-type="float">
            <text:p>0.014316723451106</text:p>
          </table:table-cell>
          <table:table-cell table:style-name="ce2" table:formula="of:=[.I$2]*[.$B6]" office:value-type="float" office:value="0.00455782995989374" calcext:value-type="float">
            <text:p>0.004557829959894</text:p>
          </table:table-cell>
          <table:table-cell table:style-name="ce2" table:formula="of:=[.J$2]*[.$B6]" office:value-type="float" office:value="0.00120918111455761" calcext:value-type="float">
            <text:p>0.001209181114558</text:p>
          </table:table-cell>
          <table:table-cell table:style-name="ce2" table:formula="of:=[.K$2]*[.$B6]" office:value-type="float" office:value="0.000274965244551262" calcext:value-type="float">
            <text:p>0.000274965244551</text:p>
          </table:table-cell>
          <table:table-cell table:style-name="ce2" table:formula="of:=[.L$2]*[.$B6]" office:value-type="float" office:value="0.0000547107039638531" calcext:value-type="float">
            <text:p>5.47107039638531E-05</text:p>
          </table:table-cell>
        </table:table-row>
        <table:table-row table:style-name="ro1">
          <table:table-cell/>
          <table:table-cell table:formula="of:=[.$B$2]^[.C7]*EXP(-[.$B$2])/FACT([.C7])" office:value-type="float" office:value="0.206879854925526" calcext:value-type="float">
            <text:p>0.206879854925526</text:p>
          </table:table-cell>
          <table:table-cell office:value-type="float" office:value="3" calcext:value-type="float">
            <text:p>3</text:p>
          </table:table-cell>
          <table:table-cell table:formula="of:=[.D$2]*[.$B7]" office:value-type="float" office:value="0.0421128501421534" calcext:value-type="float">
            <text:p>0.042112850142153</text:p>
          </table:table-cell>
          <table:table-cell table:formula="of:=[.E$2]*[.$B7]" office:value-type="float" office:value="0.0670346154027308" calcext:value-type="float">
            <text:p>0.067034615402731</text:p>
          </table:table-cell>
          <table:table-cell table:formula="of:=[.F$2]*[.$B7]" office:value-type="float" office:value="0.0533523573805097" calcext:value-type="float">
            <text:p>0.05335235738051</text:p>
          </table:table-cell>
          <table:table-cell table:style-name="ce1" table:formula="of:=[.G$2]*[.$B7]" office:value-type="float" office:value="0.0283084992328871" calcext:value-type="float">
            <text:p>0.028308499232887</text:p>
          </table:table-cell>
          <table:table-cell table:style-name="ce2" table:formula="of:=[.H$2]*[.$B7]" office:value-type="float" office:value="0.0112652631696709" calcext:value-type="float">
            <text:p>0.011265263169671</text:p>
          </table:table-cell>
          <table:table-cell table:style-name="ce2" table:formula="of:=[.I$2]*[.$B7]" office:value-type="float" office:value="0.0035863760417087" calcext:value-type="float">
            <text:p>0.003586376041709</text:p>
          </table:table-cell>
          <table:table-cell table:style-name="ce2" table:formula="of:=[.J$2]*[.$B7]" office:value-type="float" office:value="0.000951456771642519" calcext:value-type="float">
            <text:p>0.000951456771643</text:p>
          </table:table-cell>
          <table:table-cell table:style-name="ce2" table:formula="of:=[.K$2]*[.$B7]" office:value-type="float" office:value="0.00021635927053852" calcext:value-type="float">
            <text:p>0.000216359270539</text:p>
          </table:table-cell>
          <table:table-cell table:style-name="ce2" table:formula="of:=[.L$2]*[.$B7]" office:value-type="float" office:value="0.0000430496880417966" calcext:value-type="float">
            <text:p>4.30496880417966E-05</text:p>
          </table:table-cell>
        </table:table-row>
        <table:table-row table:style-name="ro1">
          <table:table-cell/>
          <table:table-cell table:formula="of:=[.$B$2]^[.C8]*EXP(-[.$B$2])/FACT([.C8])" office:value-type="float" office:value="0.122089178690155" calcext:value-type="float">
            <text:p>0.122089178690155</text:p>
          </table:table-cell>
          <table:table-cell office:value-type="float" office:value="4" calcext:value-type="float">
            <text:p>4</text:p>
          </table:table-cell>
          <table:table-cell table:formula="of:=[.D$2]*[.$B8]" office:value-type="float" office:value="0.0248527015257622" calcext:value-type="float">
            <text:p>0.024852701525762</text:p>
          </table:table-cell>
          <table:table-cell table:formula="of:=[.E$2]*[.$B8]" office:value-type="float" office:value="0.0395601647210938" calcext:value-type="float">
            <text:p>0.039560164721094</text:p>
          </table:table-cell>
          <table:table-cell table:formula="of:=[.F$2]*[.$B8]" office:value-type="float" office:value="0.0314856441489429" calcext:value-type="float">
            <text:p>0.031485644148943</text:p>
          </table:table-cell>
          <table:table-cell table:formula="of:=[.G$2]*[.$B8]" office:value-type="float" office:value="0.0167061284074191" calcext:value-type="float">
            <text:p>0.016706128407419</text:p>
          </table:table-cell>
          <table:table-cell table:style-name="ce1" table:formula="of:=[.H$2]*[.$B8]" office:value-type="float" office:value="0.00664814236557101" calcext:value-type="float">
            <text:p>0.006648142365571</text:p>
          </table:table-cell>
          <table:table-cell table:style-name="ce2" table:formula="of:=[.I$2]*[.$B8]" office:value-type="float" office:value="0.00211648304550429" calcext:value-type="float">
            <text:p>0.002116483045504</text:p>
          </table:table-cell>
          <table:table-cell table:style-name="ce2" table:formula="of:=[.J$2]*[.$B8]" office:value-type="float" office:value="0.00056149776328313" calcext:value-type="float">
            <text:p>0.000561497763283</text:p>
          </table:table-cell>
          <table:table-cell table:style-name="ce2" table:formula="of:=[.K$2]*[.$B8]" office:value-type="float" office:value="0.000127683411473572" calcext:value-type="float">
            <text:p>0.000127683411474</text:p>
          </table:table-cell>
          <table:table-cell table:style-name="ce2" table:formula="of:=[.L$2]*[.$B8]" office:value-type="float" office:value="0.0000254055720301156" calcext:value-type="float">
            <text:p>2.54055720301156E-05</text:p>
          </table:table-cell>
        </table:table-row>
        <table:table-row table:style-name="ro1">
          <table:table-cell/>
          <table:table-cell table:formula="of:=[.$B$2]^[.C9]*EXP(-[.$B$2])/FACT([.C9])" office:value-type="float" office:value="0.0576402861790576" calcext:value-type="float">
            <text:p>0.057640286179058</text:p>
          </table:table-cell>
          <table:table-cell office:value-type="float" office:value="5" calcext:value-type="float">
            <text:p>5</text:p>
          </table:table-cell>
          <table:table-cell table:formula="of:=[.D$2]*[.$B9]" office:value-type="float" office:value="0.0117333644442245" calcext:value-type="float">
            <text:p>0.011733364444225</text:p>
          </table:table-cell>
          <table:table-cell table:formula="of:=[.E$2]*[.$B9]" office:value-type="float" office:value="0.0186769969319024" calcext:value-type="float">
            <text:p>0.018676996931903</text:p>
          </table:table-cell>
          <table:table-cell table:formula="of:=[.F$2]*[.$B9]" office:value-type="float" office:value="0.0148648844946599" calcext:value-type="float">
            <text:p>0.01486488449466</text:p>
          </table:table-cell>
          <table:table-cell table:formula="of:=[.G$2]*[.$B9]" office:value-type="float" office:value="0.00788723482849811" calcext:value-type="float">
            <text:p>0.007887234828498</text:p>
          </table:table-cell>
          <table:table-cell table:formula="of:=[.H$2]*[.$B9]" office:value-type="float" office:value="0.00313869609593443" calcext:value-type="float">
            <text:p>0.003138696095934</text:p>
          </table:table-cell>
          <table:table-cell table:style-name="ce1" table:formula="of:=[.I$2]*[.$B9]" office:value-type="float" office:value="0.000999226055452436" calcext:value-type="float">
            <text:p>0.000999226055452</text:p>
          </table:table-cell>
          <table:table-cell table:style-name="ce1" table:formula="of:=[.J$2]*[.$B9]" office:value-type="float" office:value="0.000265092222847022" calcext:value-type="float">
            <text:p>0.000265092222847</text:p>
          </table:table-cell>
          <table:table-cell table:style-name="ce1" table:formula="of:=[.K$2]*[.$B9]" office:value-type="float" office:value="0.000060281414426851" calcext:value-type="float">
            <text:p>6.0281414426851E-05</text:p>
          </table:table-cell>
          <table:table-cell table:style-name="ce1" table:formula="of:=[.L$2]*[.$B9]" office:value-type="float" office:value="0.0000119943835978693" calcext:value-type="float">
            <text:p>1.19943835978693E-05</text:p>
          </table:table-cell>
        </table:table-row>
        <table:table-row table:style-name="ro1">
          <table:table-cell/>
          <table:table-cell table:formula="of:=[.$B$2]^[.C10]*EXP(-[.$B$2])/FACT([.C10])" office:value-type="float" office:value="0.0226774301815578" calcext:value-type="float">
            <text:p>0.022677430181558</text:p>
          </table:table-cell>
          <table:table-cell office:value-type="float" office:value="6" calcext:value-type="float">
            <text:p>6</text:p>
          </table:table-cell>
          <table:table-cell table:formula="of:=[.D$2]*[.$B10]" office:value-type="float" office:value="0.00461626009544951" calcext:value-type="float">
            <text:p>0.00461626009545</text:p>
          </table:table-cell>
          <table:table-cell table:formula="of:=[.E$2]*[.$B10]" office:value-type="float" office:value="0.0073480949176528" calcext:value-type="float">
            <text:p>0.007348094917653</text:p>
          </table:table-cell>
          <table:table-cell table:formula="of:=[.F$2]*[.$B10]" office:value-type="float" office:value="0.00584829470203164" calcext:value-type="float">
            <text:p>0.005848294702032</text:p>
          </table:table-cell>
          <table:table-cell table:formula="of:=[.G$2]*[.$B10]" office:value-type="float" office:value="0.00310307649398525" calcext:value-type="float">
            <text:p>0.003103076493985</text:p>
          </table:table-cell>
          <table:table-cell table:formula="of:=[.H$2]*[.$B10]" office:value-type="float" office:value="0.00123485787970536" calcext:value-type="float">
            <text:p>0.001234857879705</text:p>
          </table:table-cell>
          <table:table-cell table:style-name="ce1" table:formula="of:=[.I$2]*[.$B10]" office:value-type="float" office:value="0.000393125721786388" calcext:value-type="float">
            <text:p>0.000393125721786</text:p>
          </table:table-cell>
          <table:table-cell table:style-name="ce1" table:formula="of:=[.J$2]*[.$B10]" office:value-type="float" office:value="0.000104295290217894" calcext:value-type="float">
            <text:p>0.000104295290218</text:p>
          </table:table-cell>
          <table:table-cell table:style-name="ce1" table:formula="of:=[.K$2]*[.$B10]" office:value-type="float" office:value="0.0000237165298358137" calcext:value-type="float">
            <text:p>2.37165298358137E-05</text:p>
          </table:table-cell>
          <table:table-cell table:style-name="ce1" table:formula="of:=[.L$2]*[.$B10]" office:value-type="float" office:value="0.00000471895291717565" calcext:value-type="float">
            <text:p>4.71895291717565E-06</text:p>
          </table:table-cell>
        </table:table-row>
        <table:table-row table:style-name="ro1">
          <table:table-cell/>
          <table:table-cell table:formula="of:=[.$B$2]^[.C11]*EXP(-[.$B$2])/FACT([.C11])" office:value-type="float" office:value="0.00764741676941335" calcext:value-type="float">
            <text:p>0.007647416769413</text:p>
          </table:table-cell>
          <table:table-cell office:value-type="float" office:value="7" calcext:value-type="float">
            <text:p>7</text:p>
          </table:table-cell>
          <table:table-cell table:formula="of:=[.D$2]*[.$B11]" office:value-type="float" office:value="0.00155672245855369" calcext:value-type="float">
            <text:p>0.001556722458554</text:p>
          </table:table-cell>
          <table:table-cell table:formula="of:=[.E$2]*[.$B11]" office:value-type="float" office:value="0.00247796791111712" calcext:value-type="float">
            <text:p>0.002477967911117</text:p>
          </table:table-cell>
          <table:table-cell table:formula="of:=[.F$2]*[.$B11]" office:value-type="float" office:value="0.00197219643578309" calcext:value-type="float">
            <text:p>0.001972196435783</text:p>
          </table:table-cell>
          <table:table-cell table:formula="of:=[.G$2]*[.$B11]" office:value-type="float" office:value="0.00104643775890329" calcext:value-type="float">
            <text:p>0.001046437758903</text:p>
          </table:table-cell>
          <table:table-cell table:formula="of:=[.H$2]*[.$B11]" office:value-type="float" office:value="0.000416426058045183" calcext:value-type="float">
            <text:p>0.000416426058045</text:p>
          </table:table-cell>
          <table:table-cell table:style-name="ce1" table:formula="of:=[.I$2]*[.$B11]" office:value-type="float" office:value="0.000132572174766164" calcext:value-type="float">
            <text:p>0.000132572174766</text:p>
          </table:table-cell>
          <table:table-cell table:style-name="ce1" table:formula="of:=[.J$2]*[.$B11]" office:value-type="float" office:value="0.0000351710729565729" calcext:value-type="float">
            <text:p>3.51710729565729E-05</text:p>
          </table:table-cell>
          <table:table-cell table:style-name="ce1" table:formula="of:=[.K$2]*[.$B11]" office:value-type="float" office:value="0.00000799782808398598" calcext:value-type="float">
            <text:p>7.99782808398598E-06</text:p>
          </table:table-cell>
          <table:table-cell table:style-name="ce1" table:formula="of:=[.L$2]*[.$B11]" office:value-type="float" office:value="0.00000159135313763326" calcext:value-type="float">
            <text:p>1.59135313763326E-06</text:p>
          </table:table-cell>
        </table:table-row>
        <table:table-row table:style-name="ro1">
          <table:table-cell/>
          <table:table-cell table:formula="of:=[.$B$2]^[.C12]*EXP(-[.$B$2])/FACT([.C12])" office:value-type="float" office:value="0.00225654361758689" calcext:value-type="float">
            <text:p>0.002256543617587</text:p>
          </table:table-cell>
          <table:table-cell office:value-type="float" office:value="8" calcext:value-type="float">
            <text:p>8</text:p>
          </table:table-cell>
          <table:table-cell table:formula="of:=[.D$2]*[.$B12]" office:value-type="float" office:value="0.000459346238621825" calcext:value-type="float">
            <text:p>0.000459346238622</text:p>
          </table:table-cell>
          <table:table-cell table:formula="of:=[.E$2]*[.$B12]" office:value-type="float" office:value="0.000731180585943845" calcext:value-type="float">
            <text:p>0.000731180585944</text:p>
          </table:table-cell>
          <table:table-cell table:formula="of:=[.F$2]*[.$B12]" office:value-type="float" office:value="0.000581941250749346" calcext:value-type="float">
            <text:p>0.000581941250749</text:p>
          </table:table-cell>
          <table:table-cell table:formula="of:=[.G$2]*[.$B12]" office:value-type="float" office:value="0.000308775174317627" calcext:value-type="float">
            <text:p>0.000308775174318</text:p>
          </table:table-cell>
          <table:table-cell table:formula="of:=[.H$2]*[.$B12]" office:value-type="float" office:value="0.000122875945147528" calcext:value-type="float">
            <text:p>0.000122875945148</text:p>
          </table:table-cell>
          <table:table-cell table:style-name="ce1" table:formula="of:=[.I$2]*[.$B12]" office:value-type="float" office:value="0.0000391184244115871" calcext:value-type="float">
            <text:p>3.91184244115871E-05</text:p>
          </table:table-cell>
          <table:table-cell table:style-name="ce1" table:formula="of:=[.J$2]*[.$B12]" office:value-type="float" office:value="0.0000103780220951559" calcext:value-type="float">
            <text:p>1.03780220951559E-05</text:p>
          </table:table-cell>
          <table:table-cell table:style-name="ce1" table:formula="of:=[.K$2]*[.$B12]" office:value-type="float" office:value="0.00000235994041669841" calcext:value-type="float">
            <text:p>2.35994041669841E-06</text:p>
          </table:table-cell>
          <table:table-cell table:style-name="ce1" table:formula="of:=[.L$2]*[.$B12]" office:value-type="float" office:value="0.000000469564805257588" calcext:value-type="float">
            <text:p>4.69564805257588E-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Un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.5" calcext:value-type="float">
            <text:p>1.5</text:p>
          </table:table-cell>
          <table:table-cell table:formula="of:=1-SUM([.D5];[.E4];[.D4])" office:value-type="float" office:value="0.904869060037651" calcext:value-type="float">
            <text:p>0.904869060037651</text:p>
          </table:table-cell>
          <table:table-cell table:formula="of:=IF([.C14]&gt;0.5;-[.C14]*100/(1-[.C14]);((1-[.C14])*100/[.C14]))" office:value-type="float" office:value="-951.182717626653" calcext:value-type="float">
            <text:p>-951.182717626653</text:p>
          </table:table-cell>
          <table:table-cell table:formula="of:=1-[.C14]" office:value-type="float" office:value="0.095130939962349" calcext:value-type="float">
            <text:p>0.095130939962349</text:p>
          </table:table-cell>
          <table:table-cell table:formula="of:=IF([.E14]&gt;0.5;-[.E14]*100/(1-[.E14]);((1-[.E14])*100/[.E14]))" office:value-type="float" office:value="951.182717626653" calcext:value-type="float">
            <text:p>951.182717626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-[.E15]" office:value-type="float" office:value="0.888076599269457" calcext:value-type="float">
            <text:p>0.888076599269457</text:p>
          </table:table-cell>
          <table:table-cell table:formula="of:=IF([.C15]&gt;0.5;-[.C15]*100/(1-[.C15]);((1-[.C15])*100/[.C15]))" office:value-type="float" office:value="-793.46820546269" calcext:value-type="float">
            <text:p>-793.46820546269</text:p>
          </table:table-cell>
          <table:table-cell table:formula="of:=SUM([.D4];[.D5];[.E4])/(1-SUM([.D6];[.E5];[.F4]))" office:value-type="float" office:value="0.111923400730543" calcext:value-type="float">
            <text:p>0.111923400730543</text:p>
          </table:table-cell>
          <table:table-cell table:formula="of:=IF([.E15]&gt;0.5;-[.E15]*100/(1-[.E15]);((1-[.E15])*100/[.E15]))" office:value-type="float" office:value="793.46820546269" calcext:value-type="float">
            <text:p>793.46820546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[.C14]-SUM([.D6];[.E5];[.F4])" office:value-type="float" office:value="0.75483376215904" calcext:value-type="float">
            <text:p>0.75483376215904</text:p>
          </table:table-cell>
          <table:table-cell table:formula="of:=IF([.C16]&gt;0.5;-[.C16]*100/(1-[.C16]);((1-[.C16])*100/[.C16]))" office:value-type="float" office:value="-307.886505420335" calcext:value-type="float">
            <text:p>-307.886505420335</text:p>
          </table:table-cell>
          <table:table-cell table:formula="of:=1-[.C16]" office:value-type="float" office:value="0.24516623784096" calcext:value-type="float">
            <text:p>0.24516623784096</text:p>
          </table:table-cell>
          <table:table-cell table:formula="of:=IF([.E16]&gt;0.5;-[.E16]*100/(1-[.E16]);((1-[.E16])*100/[.E16]))" office:value-type="float" office:value="307.886505420335" calcext:value-type="float">
            <text:p>307.886505420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-[.E17]" office:value-type="float" office:value="0.694434137075911" calcext:value-type="float">
            <text:p>0.694434137075911</text:p>
          </table:table-cell>
          <table:table-cell table:formula="of:=IF([.C17]&gt;0.5;-[.C17]*100/(1-[.C17]);((1-[.C17])*100/[.C17]))" office:value-type="float" office:value="-227.261687686764" calcext:value-type="float">
            <text:p>-227.261687686764</text:p>
          </table:table-cell>
          <table:table-cell table:formula="of:=SUM([.D6];[.E5];[.F4];[.E4];[.D5];[.D4])/(1-SUM([.D7];[.E6];[.F5];[.G4]))" office:value-type="float" office:value="0.305565862924089" calcext:value-type="float">
            <text:p>0.305565862924089</text:p>
          </table:table-cell>
          <table:table-cell table:formula="of:=IF([.E17]&gt;0.5;-[.E17]*100/(1-[.E17]);((1-[.E17])*100/[.E17]))" office:value-type="float" office:value="227.261687686764" calcext:value-type="float">
            <text:p>227.261687686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[.C16]-SUM([.D7];[.E6];[.F5];[.G4])" office:value-type="float" office:value="0.557168929755514" calcext:value-type="float">
            <text:p>0.557168929755514</text:p>
          </table:table-cell>
          <table:table-cell table:formula="of:=IF([.C18]&gt;0.5;-[.C18]*100/(1-[.C18]);((1-[.C18])*100/[.C18]))" office:value-type="float" office:value="-125.819746443695" calcext:value-type="float">
            <text:p>-125.819746443695</text:p>
          </table:table-cell>
          <table:table-cell table:formula="of:=1-[.C18]" office:value-type="float" office:value="0.442831070244486" calcext:value-type="float">
            <text:p>0.442831070244486</text:p>
          </table:table-cell>
          <table:table-cell table:formula="of:=IF([.E18]&gt;0.5;-[.E18]*100/(1-[.E18]);((1-[.E18])*100/[.E18]))" office:value-type="float" office:value="125.819746443695" calcext:value-type="float">
            <text:p>125.819746443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[.C18]-SUM([.D8];[.E7];[.F6];[.G5];[.H4])" office:value-type="float" office:value="0.361857960329212" calcext:value-type="float">
            <text:p>0.361857960329212</text:p>
          </table:table-cell>
          <table:table-cell table:formula="of:=IF([.C20]&gt;0.5;-[.C20]*100/(1-[.C20]);((1-[.C20])*100/[.C20]))" office:value-type="float" office:value="176.351527292703" calcext:value-type="float">
            <text:p>176.351527292703</text:p>
          </table:table-cell>
          <table:table-cell table:formula="of:=1-[.C20]" office:value-type="float" office:value="0.638142039670788" calcext:value-type="float">
            <text:p>0.638142039670788</text:p>
          </table:table-cell>
          <table:table-cell table:formula="of:=IF([.E20]&gt;0.5;-[.E20]*100/(1-[.E20]);((1-[.E20])*100/[.E20]))" office:value-type="float" office:value="-176.351527292703" calcext:value-type="float">
            <text:p>-176.351527292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table:formula="of:=SUM([.E4:.L4];[.F5:.L5];[.G6:.L6];[.H7:.L7];[.I8:.L8];[.J9:.L9];[.K10:.L10];[.L11])" office:value-type="float" office:value="0.256026200708485" calcext:value-type="float">
            <text:p>0.256026200708485</text:p>
          </table:table-cell>
          <table:table-cell table:formula="of:=IF([.C23]&gt;0.5;-[.C23]*100/(1-[.C23]);((1-[.C23])*100/[.C23]))" office:value-type="float" office:value="290.585024982898" calcext:value-type="float">
            <text:p>290.5850249828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w</text:p>
          </table:table-cell>
          <table:table-cell table:formula="of:=SUM([.D4];[.E5];[.F6];[.G7];[.H8];[.I9];[.J10];[.K11];[.L12])" office:value-type="float" office:value="0.19526117504022" calcext:value-type="float">
            <text:p>0.19526117504022</text:p>
          </table:table-cell>
          <table:table-cell table:formula="of:=IF([.C24]&gt;0.5;-[.C24]*100/(1-[.C24]);((1-[.C24])*100/[.C24]))" office:value-type="float" office:value="412.134580668185" calcext:value-type="float">
            <text:p>412.1345806681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</text:p>
          </table:table-cell>
          <table:table-cell table:formula="of:=1-[.C23]-[.C24]" office:value-type="float" office:value="0.548712624251295" calcext:value-type="float">
            <text:p>0.548712624251295</text:p>
          </table:table-cell>
          <table:table-cell table:formula="of:=IF([.C25]&gt;0.5;-[.C25]*100/(1-[.C25]);((1-[.C25])*100/[.C25]))" office:value-type="float" office:value="-121.588294673867" calcext:value-type="float">
            <text:p>-121.5882946738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58732" calcext:value-type="float">
            <text:p>0.58732</text:p>
          </table:table-cell>
          <table:table-cell table:formula="of:=IF([.C26]&gt;0.5;-[.C26]*100/(1-[.C26]);((1-[.C26])*100/[.C26]))" office:value-type="float" office:value="-142.318503440923" calcext:value-type="float">
            <text:p>-142.31850344092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+0.5</text:p>
          </table:table-cell>
          <table:table-cell table:formula="of:=1-[.C29]" office:value-type="float" office:value="0.452099720734306" calcext:value-type="float">
            <text:p>0.452099720734306</text:p>
          </table:table-cell>
          <table:table-cell table:formula="of:=IF([.C28]&gt;0.5;-[.C28]*100/(1-[.C28]);((1-[.C28])*100/[.C28]))" office:value-type="float" office:value="121.190138842773" calcext:value-type="float">
            <text:p>121.19013884277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 -0.5</text:p>
          </table:table-cell>
          <table:table-cell table:formula="of:=SUM([.D5:.D12];[.E6:.E12];[.F7:.F12];[.G8:.G12];[.H9:.H12];[.I10:.I12];[.J11:.J12];[.K12])" office:value-type="float" office:value="0.547900279265694" calcext:value-type="float">
            <text:p>0.547900279265694</text:p>
          </table:table-cell>
          <table:table-cell table:formula="of:=IF([.C29]&gt;0.5;-[.C29]*100/(1-[.C29]);((1-[.C29])*100/[.C29]))" office:value-type="float" office:value="-121.190138842773" calcext:value-type="float">
            <text:p>-121.19013884277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-0.5</text:p>
          </table:table-cell>
          <table:table-cell table:formula="of:=1-[.C32]" office:value-type="float" office:value="0.256838545694086" calcext:value-type="float">
            <text:p>0.256838545694086</text:p>
          </table:table-cell>
          <table:table-cell table:formula="of:=IF([.C31]&gt;0.5;-[.C31]*100/(1-[.C31]);((1-[.C31])*100/[.C31]))" office:value-type="float" office:value="289.349658283408" calcext:value-type="float">
            <text:p>289.3496582834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 +0.5</text:p>
          </table:table-cell>
          <table:table-cell table:formula="of:=SUM([.D4:.D12];[.E5:.E12];[.F6:.F12];[.G7:.G12];[.H8:.H12];[.I9:.I12];[.J10:.J12];[.K11:.K12];[.L12])" office:value-type="float" office:value="0.743161454305914" calcext:value-type="float">
            <text:p>0.743161454305914</text:p>
          </table:table-cell>
          <table:table-cell table:formula="of:=IF([.C32]&gt;0.5;-[.C32]*100/(1-[.C32]);((1-[.C32])*100/[.C32]))" office:value-type="float" office:value="-289.349658283408" calcext:value-type="float">
            <text:p>-289.34965828340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-1.5</text:p>
          </table:table-cell>
          <table:table-cell table:formula="of:=1-[.C35]" office:value-type="float" office:value="0.119166032036154" calcext:value-type="float">
            <text:p>0.119166032036154</text:p>
          </table:table-cell>
          <table:table-cell table:formula="of:=IF([.C34]&gt;0.5;-[.C34]*100/(1-[.C34]);((1-[.C34])*100/[.C34]))" office:value-type="float" office:value="739.165308195048" calcext:value-type="float">
            <text:p>739.1653081950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 +1.5</text:p>
          </table:table-cell>
          <table:table-cell table:formula="of:=SUM([.D4:.D12];[.E4:.E12];[.F5:.F12];[.G6:.G12];[.H7:.H12];[.I8:.I12];[.J9:.J12];[.K10:.K12];[.L11:.L12])" office:value-type="float" office:value="0.880833967963846" calcext:value-type="float">
            <text:p>0.880833967963846</text:p>
          </table:table-cell>
          <table:table-cell table:formula="of:=IF([.C35]&gt;0.5;-[.C35]*100/(1-[.C35]);((1-[.C35])*100/[.C35]))" office:value-type="float" office:value="-739.165308195048" calcext:value-type="float">
            <text:p>-739.1653081950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01:04:23.768526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2:10:46.096309640</meta:creation-date>
    <dc:date>2020-03-16T01:13:32.025469392</dc:date>
    <meta:editing-duration>P1DT17H23M6S</meta:editing-duration>
    <meta:editing-cycles>5</meta:editing-cycles>
    <meta:generator>LibreOffice/6.1.6.3$Linux_X86_64 LibreOffice_project/10$Build-3</meta:generator>
    <meta:document-statistic meta:table-count="1" meta:cell-count="185" meta:object-count="0"/>
  </office:meta>
</office:document-meta>
</file>